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ejaVu Sans Condensed" svg:font-family="DejaVu Sans Condensed" style:font-family-generic="swiss" style:font-pitch="variable" svg:panose-1="2 11 6 6 3 8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14" style:parent-style-name="Fuentedepárrafopredeter." style:family="text">
      <style:text-properties style:language-asian="es" style:country-asian="ES" style:language-complex="ar" style:country-complex="SA"/>
    </style:style>
    <style:style style:name="T15" style:parent-style-name="UBu_gr" style:family="text">
      <style:text-properties fo:font-size="16pt" style:font-size-asian="16pt" style:font-size-complex="16pt"/>
    </style:style>
    <style:style style:name="T16" style:parent-style-name="UBu_gr" style:family="text">
      <style:text-properties fo:font-size="16pt" style:font-size-asian="16pt" style:font-size-complex="16pt"/>
    </style:style>
    <style:style style:name="T17" style:parent-style-name="UBu_gr" style:family="text">
      <style:text-properties fo:font-size="16pt" style:font-size-asian="16pt" style:font-size-complex="16pt"/>
    </style:style>
    <style:style style:name="T18" style:parent-style-name="UBu_gr" style:family="text">
      <style:text-properties fo:font-size="16pt" style:font-size-asian="16pt" style:font-size-complex="16pt"/>
    </style:style>
    <style:style style:name="T19" style:parent-style-name="UBu_gr" style:family="text">
      <style:text-properties fo:font-size="16pt" style:font-size-asian="16pt" style:font-size-complex="16pt"/>
    </style:style>
    <style:style style:name="T20" style:parent-style-name="UBu_gr" style:family="text">
      <style:text-properties fo:font-size="16pt" style:font-size-asian="16pt" style:font-size-complex="16pt"/>
    </style:style>
    <style:style style:name="T21" style:parent-style-name="UBu_gr" style:family="text">
      <style:text-properties fo:font-size="16pt" style:font-size-asian="16pt" style:font-size-complex="16pt"/>
    </style:style>
    <style:style style:name="T22" style:parent-style-name="UBu_gr" style:family="text">
      <style:text-properties fo:font-size="16pt" style:font-size-asian="16pt" style:font-size-complex="16pt"/>
    </style:style>
    <style:style style:name="T23" style:parent-style-name="UBu_gr" style:family="text">
      <style:text-properties fo:font-size="16pt" style:font-size-asian="16pt" style:font-size-complex="16pt"/>
    </style:style>
    <style:style style:name="T24" style:parent-style-name="UBu_gr" style:family="text">
      <style:text-properties fo:font-size="16pt" style:font-size-asian="16pt" style:font-size-complex="16pt"/>
    </style:style>
    <style:style style:name="T25" style:parent-style-name="UBu_gr" style:family="text">
      <style:text-properties fo:font-size="16pt" style:font-size-asian="16pt" style:font-size-complex="16pt"/>
    </style:style>
    <style:style style:name="T26" style:parent-style-name="UBu_gr" style:family="text">
      <style:text-properties fo:font-size="16pt" style:font-size-asian="16pt" style:font-size-complex="16pt"/>
    </style:style>
    <style:style style:name="T27" style:parent-style-name="UBu_gr" style:family="text">
      <style:text-properties fo:font-size="16pt" style:font-size-asian="16pt" style:font-size-complex="16pt"/>
    </style:style>
    <style:style style:name="T28" style:parent-style-name="UBu_gr" style:family="text">
      <style:text-properties fo:font-size="16pt" style:font-size-asian="16pt" style:font-size-complex="16pt"/>
    </style:style>
    <style:style style:name="T29" style:parent-style-name="UBu_gr" style:family="text">
      <style:text-properties fo:font-size="16pt" style:font-size-asian="16pt" style:font-size-complex="16pt"/>
    </style:style>
    <style:style style:name="T30" style:parent-style-name="UBu_gr" style:family="text">
      <style:text-properties fo:font-size="16pt" style:font-size-asian="16pt" style:font-size-complex="16pt"/>
    </style:style>
    <style:style style:name="T31" style:parent-style-name="UBu_gr" style:family="text">
      <style:text-properties fo:font-size="16pt" style:font-size-asian="16pt" style:font-size-complex="16pt"/>
    </style:style>
    <style:style style:name="T32" style:parent-style-name="UBu_gr" style:family="text">
      <style:text-properties fo:font-size="16pt" style:font-size-asian="16pt" style:font-size-complex="16pt"/>
    </style:style>
    <style:style style:name="T33" style:parent-style-name="UBu_gr" style:family="text">
      <style:text-properties fo:font-size="16pt" style:font-size-asian="16pt" style:font-size-complex="16pt"/>
    </style:style>
    <style:style style:name="T34" style:parent-style-name="UBu_gr" style:family="text">
      <style:text-properties fo:font-size="16pt" style:font-size-asian="16pt" style:font-size-complex="16pt"/>
    </style:style>
    <style:style style:name="T35" style:parent-style-name="UBu_gr" style:family="text">
      <style:text-properties fo:font-size="16pt" style:font-size-asian="16pt" style:font-size-complex="16pt"/>
    </style:style>
    <style:style style:name="T36" style:parent-style-name="UBu_gr" style:family="text">
      <style:text-properties fo:font-size="16pt" style:font-size-asian="16pt" style:font-size-complex="16pt"/>
    </style:style>
    <style:style style:name="P37" style:parent-style-name="Standard" style:family="paragraph">
      <style:paragraph-properties fo:break-before="page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middl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14"><draw:frame draw:z-index="251658240" draw:id="id0" draw:style-name="a2" draw:name="Marco3" text:anchor-type="paragraph" svg:x="0in" svg:y="0in" svg:width="5.11806in" svg:height="0.19583in" style:rel-width="scale" style:rel-height="scale"><draw:text-box><text:p text:style-name="UBu_Autoriza"><text:span text:style-name="T15">D.<text:s/></text:span><text:span text:style-name="T16">Jesús Enrique Sierra García</text:span><text:span text:style-name="T17">, profesor del departamento de Ingeniería</text:span><text:span text:style-name="T18"><text:s/>Informática,</text:span><text:span text:style-name="T19"><text:s/>área de<text:s/></text:span><text:span text:style-name="T20">Lenguajes y Sistemas Informáticos</text:span></text:p><text:p text:style-name="UBu_Autoriza"/><text:p text:style-name="UBu_Autoriza"><text:span text:style-name="T21">Expone:</text:span></text:p><text:p text:style-name="UBu_Autoriza"/><text:p text:style-name="UBu_Autoriza"><text:span text:style-name="T22">Que el alumno D.</text:span><text:span text:style-name="T23"><text:s/>Carmelo Basconcillos Reyero</text:span><text:span text:style-name="T24">, con DNI<text:s/></text:span><text:span text:style-name="T25">71290363-T,<text:s/></text:span><text:span text:style-name="T26">ha realizado<text:s/></text:span><text:span text:style-name="T27">el<text:s/></text:span><text:span text:style-name="T28"><text:subject text:fixed="false">Trabajo final del GºIng.Informática</text:subject></text:span><text:span text:style-name="T29"><text:s/>titulado:</text:span><text:s/><text:span text:style-name="T30">AGVsim. Aplicabilidad de Gazebo</text:span><text:span text:style-name="T31">.</text:span></text:p><text:p text:style-name="UBu_Autoriza"/><text:p text:style-name="UBu_Autoriza"><text:span text:style-name="T32">y que dicho trabajo ha sido realizado por el alumno bajo la dirección del que suscribe, en virtud de lo cual, Se autoriza su presentación y defensa.</text:span></text:p><text:p text:style-name="UBu_Autoriza"/><text:p text:style-name="UBu_Pie_Portada"><text:span text:style-name="T33">En B</text:span><text:span text:style-name="T34">urgos a <text:s text:c="3"/>de<text:s/></text:span><text:span text:style-name="T35"><text:user-defined text:name="FechaEntrega">&lt;junio de 2016&gt;</text:user-defined></text:span></text:p><text:p text:style-name="UBu_Pie_Portada"/><text:p text:style-name="UBu_Pie_Portada"/><text:p text:style-name="UBu_Pie_Portada"/><text:p text:style-name="UBu_Pie_Portada"/><text:p text:style-name="UBu_Pie_Portada"><text:span text:style-name="T36">Jesús Enrique Sierra García</text:span></text:p></draw:text-box><svg:title/><svg:desc/></draw:frame></text:span>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ejaVu Sans Condensed" svg:font-family="DejaVu Sans Condensed" style:font-family-generic="swiss" style:font-pitch="variable" svg:panose-1="2 11 6 6 3 8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DejaVu Sans Condense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Bu_Autoriza" style:display-name="UBu_Autoriz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.5pt" style:font-size-asian="10.5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UBu_Pie_Portada" style:display-name="UBu_Pie_Portada" style:family="paragraph" style:parent-style-name="Piedepágina">
      <style:paragraph-properties fo:text-align="center"/>
      <style:text-properties fo:font-size="20pt" style:font-size-asian="20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UBu_gr" style:display-name="UBu_gr" style:family="text">
      <style:text-properties fo:font-size="20pt" style:font-size-asian="20pt"/>
    </style:style>
    <style:style style:name="UBu_Centro" style:display-name="UBu_Centro" style:family="text" style:parent-style-name="UBu_gr">
      <style:text-properties style:font-name="Liberation Serif" fo:font-variant="small-caps" fo:font-size="20pt" style:font-size-asian="20pt"/>
    </style:style>
    <style:style style:name="UBu_Universidad" style:display-name="UBu_Universidad" style:family="text" style:parent-style-name="UBu_Centro">
      <style:text-properties style:font-name="Garamond" fo:text-transform="uppercase" fo:font-variant="small-caps" fo:font-size="20pt" style:font-size-asian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5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8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8208in" style:use-optimal-column-width="false"/>
    </style:style>
    <style:style style:name="TableColumn4" style:family="table-column">
      <style:table-column-properties style:column-width="3.7638in" style:use-optimal-column-width="false"/>
    </style:style>
    <style:style style:name="TableColumn5" style:family="table-column">
      <style:table-column-properties style:column-width="1.2743in" style:use-optimal-column-width="false"/>
    </style:style>
    <style:style style:name="Table2" style:family="table">
      <style:table-properties style:width="5.859in" fo:margin-left="0.005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Fuentedepárrafopredeter." style:family="text">
      <style:text-properties style:language-asian="es" style:country-asian="ES" style:language-complex="ar" style:country-complex="SA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T10" style:parent-style-name="UBu_gr" style:family="text">
      <style:text-properties fo:font-size="18pt" style:font-size-asian="18pt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end"/>
    </style:style>
    <style:style style:name="T13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/>
    <style:master-page style:next-style-name="MP0"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text:span text:style-name="T8"><draw:frame draw:style-name="a0" draw:name="gráficos2" text:anchor-type="as-char" svg:x="0in" svg:y="0in" svg:width="0.70906in" svg:height="1.1811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ext:p text:style-name="TableContents"><text:span text:style-name="UBu_Universidad">Universidad de Burgos</text:span></text:p>
              <text:p text:style-name="TableContents"><text:span text:style-name="UBu_Centro">Escuela Politécnica Superior</text:span></text:p>
              <text:p text:style-name="TableContents"><text:span text:style-name="T10">Gºen Ingeniería en Informática</text:span></text:p>
            </table:table-cell>
            <table:table-cell table:style-name="TableCell11">
              <text:p text:style-name="P12"><text:span text:style-name="T13"><draw:frame draw:style-name="a1" draw:name="gráficos1" text:anchor-type="as-char" svg:x="0in" svg:y="0in" svg:width="0.91024in" svg:height="1.18071in" style:rel-width="scale" style:rel-height="scale"><draw:image xlink:href="media/image2.png" xlink:type="simple" xlink:show="embed" xlink:actuate="onLoad"/><svg:title/><svg:desc/></draw:frame>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título del TFG (plantilla)&gt;</dc:title>
    <dc:subject>Trabajo final del GºIng.Informática</dc:subject>
    <meta:initial-creator>C P.A.</meta:initial-creator>
    <dc:creator>Carmelo Basconcillos</dc:creator>
    <meta:creation-date>2015-05-30T11:29:00Z</meta:creation-date>
    <dc:date>2017-02-14T10:26:00Z</dc:date>
    <meta:template xlink:href="Normal.dotm" xlink:type="simple"/>
    <meta:editing-cycles>10</meta:editing-cycles>
    <meta:editing-duration>PT2100S</meta:editing-duration>
    <meta:user-defined meta:name="FechaEntrega">&lt;junio de 2016&gt;</meta:user-defined>
    <meta:user-defined meta:name="Tutor">&lt;nombre_tutor&gt;</meta:user-defined>
    <meta:document-statistic meta:page-count="2" meta:paragraph-count="1" meta:word-count="0" meta:character-count="2" meta:row-count="1" meta:non-whitespace-character-count="2"/>
  </office:meta>
</office:document-meta>
</file>